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ymbol" svg:font-family="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ffffff" fo:border-left="0.06pt solid #000001" fo:border-right="0.51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1.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5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a" style:font-name="Calibri" fo:font-size="12pt" style:letter-kerning="true" fo:country="none" style:country-asian="none" style:font-name-asian="Times New Roman" style:font-size-asian="12pt" style:font-size-complex="12pt"/>
    </style:style>
    <style:style style:name="T2" style:family="text">
      <style:text-properties style:font-name="" fo:font-size="12pt"/>
    </style:style>
    <style:style style:name="T3" style:family="text">
      <style:text-properties style:font-name="Calibri" fo:font-size="11pt" fo:country="US" style:country-asian="SA" style:font-name-asian="Symbol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se_contro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se_se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_i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mple_date</text:p>
          </table:table-cell>
          <table:table-cell office:value-type="string" calcext:value-type="string">
            <text:p>N, but there is datu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_date</text:p>
          </table:table-cell>
          <table:table-cell office:value-type="string" calcext:value-type="string">
            <text:p>N, but there is datum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de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proj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ad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asta_e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asta_prov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ang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k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_v_uppskatt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m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dj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o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d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d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t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ods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ods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bt</text:p>
            <text:p/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bt</text:p>
            <text:p/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fter_09090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vi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tbil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mb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iftarbet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jukskrive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sttyp_a – ansttyp_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<text:span text:style-name="T1">u</text:span>rsprungslan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rsprungsland_vilke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lsoj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lso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lsoa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artinf_foraldrar_sysk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b_foraldrar_sysk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kblt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ciner</text:p>
            <text:p>(med_C5a - med_C5f, smartmed, andra_mediciner)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be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betesbehandling_a – diabetesbehandling_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raviditetsdiabetes</text:p>
            <text:p/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<text:span text:style-name="T1">i</text:span>nfarkt_sjukhu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farkt_sjukhus_a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f_3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3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3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3j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4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4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4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4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5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5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5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6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8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9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1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11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11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11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f_11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vskvalitet_d1 – livskvalitet_d1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kon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sa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lag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he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tal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sto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nar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lyc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anf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tros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upp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lan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hel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delt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oft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cforening_a – socforening_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bfy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bfo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psy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hi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krav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nyt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sk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id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ru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hu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va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tal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lamn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kontak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friti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bbeso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1_a - g1_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tal_k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2_a – g2_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f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3_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6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8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9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1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g11a_h – g11b_ej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tion</text:p>
            <text:p/>
            <text:p>Applies only to the older parts in VI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tion2</text:p>
            <text:p/>
            <text:p>Applies only to the older parts in VI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leep_h7a - sleep_h7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leep_h8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leep_h8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statu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cig_group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num_ci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num_ciga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gr_tobacc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how_ofte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sta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sto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durati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whystop_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whystop_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whystop_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whystop_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whystop_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_statu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n_quantity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_tim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_stopsmoke_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_stopsmoke_b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n_nicotine_replac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m_nicotine_replac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icotine_replac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m_yes_n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_yes_n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a_inde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a_index_mis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occup_pa_mis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isure_pa_mis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IET VARIABLES</text:p>
          </table:table-cell>
          <table:table-cell table:style-name="ce11" table:number-columns-repeated="3"/>
        </table:table-row>
        <table:table-row table:style-name="ro1">
          <table:table-cell table:style-name="ce12" office:value-type="string" calcext:value-type="string">
            <text:p>id/pidn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enummer/mo_seqn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ase_contro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case_se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gr1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gende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ang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ik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MI</text:p>
          </table:table-cell>
          <table:table-cell office:value-type="string" calcext:value-type="string">
            <text:p>N(BMR)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tbil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m_statu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beso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ntfra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nkve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nkver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xclud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isspo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isspro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FIL</text:p>
            <text:p>Food Intake Level. Used to evaluate degree of underestimation of diet intake (Goldberg et al., 1991). For more information see ’basic information’ on the NSDD website.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tpo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ottpo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gronpor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q_dat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crn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requency/da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<text:span text:style-name="T2"> gram/day (</text:span><text:span text:style-name="T3">Gramlong AND </text:span><text:span text:style-name="T3">Gramshort</text:span><text:span text:style-name="T2">)</text:span>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Bregott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Butter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s/>Low fat margarine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Margarine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Butter for cookin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Margarine for cookin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Oil for cookin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<text:s/>Salad dressing with oi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s/>Cream, crème fraiche, sour crea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s/>Whole grain crisp bread <text:s/>(t ex Wasa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hole grain soft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hite (soft)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hin crisp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offee rolls/buns, rus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heese 28% (e.g. Grevè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heese 10-17% (e.g. Drabant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oft chees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oft whey cheese (messmör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ausage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eat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ver pàté on bre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Oatflake porridg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Whole wheat, rye, or barley porridg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Rosehip, sweet syrup soup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our milk, yoghurt, 3% f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Sour milk, yoghurt, low f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Fiber cereals (e.g. muesli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Corn flake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erries, fresh or froze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Apple, pear, peac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Orange, mandarin, grapefrui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anan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hite cabbag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Root vegetables, carro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omato, cucumb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ettuce, lettuce cabbag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pinach, boreco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ixed frozen vegetable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oiled or baked potat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ried potat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ommes frite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ashed potat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otato sala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Ric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ast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rown beans, pea soup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löta (broth + bread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ancake, waff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wedish (potato) dumplin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izz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inced meat dishe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eat stew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teak, chop, e.g.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ac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Sausage as main dis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Hamburg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hite meat (poultry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lood-based foo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ver, kidne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Lean fish (e.g. perch, bass, cod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Fatty fish (e.g. (Baltic) herring, whitefish, salmon sik, lax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Shellfish (e.g. shrimps, scallops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alty fis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moked fish/me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Ice crea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weets (chocolate, candy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ugar, hone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armelade, ja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ookies, pastry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Chips, salty nuts, popcor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ilk, 0,5% f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ilk, sour milk, 1,5% f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ilk, sour milk, 3% fa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oft drink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Sodas (e.g. Coca-cola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Juic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rewed (filtered) coffe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oilded coffe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e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ht be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edium be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trong be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in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quor, spirits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Wate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Egg, egg dishes, omele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en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rot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rotsum1_ani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rotsum1_veg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kolh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ack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DISA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OSA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ibe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ULLK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alko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ett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fet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ONO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POLY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RANS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kole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40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60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82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83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204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205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226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50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A170_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MAGN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NATR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OSF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ele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ZINC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reti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karo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IAM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Fola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2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NIAC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6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12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asko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D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oko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VITK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jern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JODI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kalc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<text:s/>KALIsum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str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Bstn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str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Cstnsum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Sstrsum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Tstrsum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End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Enl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Equsum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Larsum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Mat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Med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Pin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Sec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Syr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ig_Sum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<text:s/>Lig4sumsum1 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<text:s/>Dii_Scor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b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b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b3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b4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b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a6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<text:s/>l2b6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/>L4a-e, 1-12 (question L4 in the long FFQ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5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5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<text:s/>L5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 table:number-rows-repeated="178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ymbol" svg:font-family="Symbo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1:48:40.48151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6:04.389434534</meta:creation-date>
    <dc:date>2017-01-23T13:23:45.991527362</dc:date>
    <meta:editing-duration>PT1H30M42S</meta:editing-duration>
    <meta:editing-cycles>22</meta:editing-cycles>
    <meta:generator>LibreOffice/5.0.3.2$Linux_X86_64 LibreOffice_project/00m0$Build-2</meta:generator>
    <meta:document-statistic meta:table-count="1" meta:cell-count="759" meta:object-count="0"/>
  </office:meta>
</office:document-meta>
</file>